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29ee" officeooo:paragraph-rsid="001629ee"/>
    </style:style>
    <style:style style:name="P2" style:family="paragraph" style:parent-style-name="Standard">
      <style:text-properties officeooo:rsid="001a48a0" officeooo:paragraph-rsid="001a48a0"/>
    </style:style>
    <style:style style:name="T1" style:family="text">
      <style:text-properties officeooo:rsid="00199c55"/>
    </style:style>
    <style:style style:name="T2" style:family="text">
      <style:text-properties officeooo:rsid="001ba1b1"/>
    </style:style>
    <style:style style:name="T3" style:family="text">
      <style:text-properties officeooo:rsid="001d2504"/>
    </style:style>
    <style:style style:name="T4" style:family="text">
      <style:text-properties officeooo:rsid="00221c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-name</text:p>
      <text:p text:style-name="P1">Nicholas Arden Damberg</text:p>
      <text:p text:style-name="P1"/>
      <text:p text:style-name="P1">-education</text:p>
      <text:p text:style-name="P1">Graduated High School Calamus/Wheatland Iowa in 2005.</text:p>
      <text:p text:style-name="P1">Joined the Navy in 2005 till 2011.</text:p>
      <text:p text:style-name="P1">Attended DeVry University pursuing a bachelors in business management focusing on technical.</text:p>
      <text:p text:style-name="P1">Uncountable amount of <text:span text:style-name="T1">Y</text:span>ou<text:span text:style-name="T1">T</text:span>ube tutorials on various subjects.</text:p>
      <text:p text:style-name="P1">Recently expired Security+ certification</text:p>
      <text:p text:style-name="P1"/>
      <text:p text:style-name="P1">-affiliations</text:p>
      <text:p text:style-name="P1"/>
      <text:p text:style-name="P1">-summary</text:p>
      <text:p text:style-name="P2">Nick has always had an interest in science and technology. <text:s/>Growing up his favorite show was Mythbusters along with an assortment of Sci-Fi television shows.</text:p>
      <text:p text:style-name="P1"/>
      <text:p text:style-name="P1">-experience</text:p>
      <text:p text:style-name="P1">--<text:span text:style-name="T2">coding, this is a list of coding languages I know or would like to know and how proficient I believe I am at this current time.</text:span></text:p>
      <text:p text:style-name="P1">---<text:span text:style-name="T2">HTML, 4/5; CSS, 3/5; JavaScript, 1/5; PHP, 2/5; Python, 0/5; C++, 0/5;</text:span></text:p>
      <text:p text:style-name="P1"/>
      <text:p text:style-name="P1"/>
      <text:p text:style-name="P1">---<text:span text:style-name="T4">search for a portable monitor or a way to make a tablet act as a separate monit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30T11:07:16.771837753</meta:creation-date>
    <dc:date>2017-10-02T16:45:51.008478549</dc:date>
    <meta:editing-duration>P2DT3H19M56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29" meta:character-count="792" meta:non-whitespace-character-count="680"/>
  </office:meta>
</office:document-meta>
</file>